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paragraph-rsid="001f7015"/>
    </style:style>
    <style:style style:name="P2" style:family="paragraph" style:parent-style-name="Heading_20_3">
      <style:text-properties officeooo:paragraph-rsid="001f7015"/>
    </style:style>
    <style:style style:name="P3" style:family="paragraph" style:parent-style-name="Heading_20_4">
      <style:text-properties officeooo:paragraph-rsid="001f7015"/>
    </style:style>
    <style:style style:name="P4" style:family="paragraph" style:parent-style-name="Preformatted_20_Text">
      <style:text-properties officeooo:paragraph-rsid="001f7015"/>
    </style:style>
    <style:style style:name="P5" style:family="paragraph" style:parent-style-name="Preformatted_20_Text">
      <style:paragraph-properties fo:margin-top="0in" fo:margin-bottom="0.1965in" style:contextual-spacing="false"/>
      <style:text-properties officeooo:paragraph-rsid="001f7015"/>
    </style:style>
    <style:style style:name="P6" style:family="paragraph" style:parent-style-name="Text_20_body">
      <style:text-properties officeooo:paragraph-rsid="001f7015"/>
    </style:style>
    <style:style style:name="P7" style:family="paragraph" style:parent-style-name="Preformatted_20_Text">
      <style:paragraph-properties fo:margin-top="0in" fo:margin-bottom="0.1965in" style:contextual-spacing="false"/>
    </style:style>
    <style:style style:name="P8" style:family="paragraph" style:parent-style-name="Text_20_body">
      <style:text-properties officeooo:paragraph-rsid="00231e17"/>
    </style:style>
    <style:style style:name="P9" style:family="paragraph" style:parent-style-name="Heading_20_2">
      <style:text-properties officeooo:rsid="00262e74" officeooo:paragraph-rsid="00262e74"/>
    </style:style>
    <style:style style:name="P10" style:family="paragraph" style:parent-style-name="Text_20_body" style:list-style-name="L1"/>
    <style:style style:name="P11" style:family="paragraph" style:parent-style-name="Text_20_body" style:list-style-name="L1">
      <style:paragraph-properties fo:margin-top="0in" fo:margin-bottom="0in" style:contextual-spacing="false"/>
    </style:style>
    <style:style style:name="P12" style:family="paragraph" style:parent-style-name="Text_20_body" style:list-style-name="L2"/>
    <style:style style:name="P13" style:family="paragraph" style:parent-style-name="Text_20_body" style:list-style-name="L2">
      <style:paragraph-properties fo:margin-top="0in" fo:margin-bottom="0in" style:contextual-spacing="false"/>
    </style:style>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4">
      <style:paragraph-properties fo:margin-top="0in" fo:margin-bottom="0in" style:contextual-spacing="false"/>
    </style:style>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6">
      <style:paragraph-properties fo:margin-top="0in" fo:margin-bottom="0in" style:contextual-spacing="false"/>
    </style:style>
    <style:style style:name="P20" style:family="paragraph" style:parent-style-name="Text_20_body" style:list-style-name="L7"/>
    <style:style style:name="P21" style:family="paragraph" style:parent-style-name="Text_20_body" style:list-style-name="L7">
      <style:paragraph-properties fo:margin-top="0in" fo:margin-bottom="0in" style:contextual-spacing="false"/>
    </style:style>
    <style:style style:name="P22" style:family="paragraph" style:parent-style-name="Text_20_body" style:list-style-name="L8"/>
    <style:style style:name="P23" style:family="paragraph" style:parent-style-name="Text_20_body" style:list-style-name="L8">
      <style:paragraph-properties fo:margin-top="0in" fo:margin-bottom="0in" style:contextual-spacing="false"/>
    </style:style>
    <style:style style:name="P24" style:family="paragraph" style:parent-style-name="Text_20_body" style:list-style-name="L9"/>
    <style:style style:name="P25" style:family="paragraph" style:parent-style-name="Text_20_body" style:list-style-name="L9">
      <style:paragraph-properties fo:margin-top="0in" fo:margin-bottom="0in" style:contextual-spacing="false"/>
    </style:style>
    <style:style style:name="P26" style:family="paragraph" style:parent-style-name="Text_20_body" style:list-style-name="L10"/>
    <style:style style:name="P27" style:family="paragraph" style:parent-style-name="Text_20_body" style:list-style-name="L10">
      <style:paragraph-properties fo:margin-top="0in" fo:margin-bottom="0in" style:contextual-spacing="false"/>
    </style:style>
    <style:style style:name="P28" style:family="paragraph" style:parent-style-name="Text_20_body" style:list-style-name="L11"/>
    <style:style style:name="P29" style:family="paragraph" style:parent-style-name="Text_20_body" style:list-style-name="L11">
      <style:paragraph-properties fo:margin-top="0in" fo:margin-bottom="0in" style:contextual-spacing="false"/>
    </style:style>
    <style:style style:name="P30" style:family="paragraph" style:parent-style-name="Text_20_body" style:list-style-name="L12"/>
    <style:style style:name="P31" style:family="paragraph" style:parent-style-name="Text_20_body" style:list-style-name="L12">
      <style:paragraph-properties fo:margin-top="0in" fo:margin-bottom="0in" style:contextual-spacing="false"/>
    </style:style>
    <style:style style:name="P32" style:family="paragraph" style:parent-style-name="Text_20_body" style:list-style-name="L13"/>
    <style:style style:name="P33" style:family="paragraph" style:parent-style-name="Text_20_body" style:list-style-name="L13">
      <style:paragraph-properties fo:margin-top="0in" fo:margin-bottom="0in" style:contextual-spacing="false"/>
    </style:style>
    <style:style style:name="P34" style:family="paragraph" style:parent-style-name="Text_20_body" style:list-style-name="L14"/>
    <style:style style:name="P35" style:family="paragraph" style:parent-style-name="Text_20_body" style:list-style-name="L14">
      <style:paragraph-properties fo:margin-top="0in" fo:margin-bottom="0in" style:contextual-spacing="false"/>
    </style:style>
    <style:style style:name="P36" style:family="paragraph" style:parent-style-name="Text_20_body" style:list-style-name="L15"/>
    <style:style style:name="P37" style:family="paragraph" style:parent-style-name="Text_20_body" style:list-style-name="L16"/>
    <style:style style:name="P38" style:family="paragraph" style:parent-style-name="Text_20_body" style:list-style-name="L17">
      <style:paragraph-properties fo:margin-top="0in" fo:margin-bottom="0in" style:contextual-spacing="false"/>
      <style:text-properties officeooo:paragraph-rsid="001f7015"/>
    </style:style>
    <style:style style:name="P39" style:family="paragraph" style:parent-style-name="Text_20_body" style:list-style-name="L17">
      <style:text-properties officeooo:paragraph-rsid="001f7015"/>
    </style:style>
    <style:style style:name="P40" style:family="paragraph" style:parent-style-name="Text_20_body" style:list-style-name="L18">
      <style:text-properties officeooo:paragraph-rsid="001f7015"/>
    </style:style>
    <style:style style:name="P41" style:family="paragraph" style:parent-style-name="Text_20_body" style:list-style-name="L19">
      <style:paragraph-properties fo:margin-top="0in" fo:margin-bottom="0in" style:contextual-spacing="false"/>
      <style:text-properties officeooo:paragraph-rsid="001f7015"/>
    </style:style>
    <style:style style:name="P42" style:family="paragraph" style:parent-style-name="Text_20_body" style:list-style-name="L19">
      <style:text-properties officeooo:paragraph-rsid="001f7015"/>
    </style:style>
    <style:style style:name="P43" style:family="paragraph" style:parent-style-name="Text_20_body" style:list-style-name="L20">
      <style:text-properties officeooo:rsid="00231e17" officeooo:paragraph-rsid="00231e17"/>
    </style:style>
    <style:style style:name="P44" style:family="paragraph" style:parent-style-name="Text_20_body" style:list-style-name="L21"/>
    <style:style style:name="P45" style:family="paragraph" style:parent-style-name="Text_20_body" style:list-style-name="L21">
      <style:paragraph-properties fo:margin-top="0in" fo:margin-bottom="0in" style:contextual-spacing="false"/>
    </style:style>
    <style:style style:name="P46" style:family="paragraph" style:parent-style-name="Text_20_body" style:list-style-name="L22"/>
    <style:style style:name="P47" style:family="paragraph" style:parent-style-name="Text_20_body" style:list-style-name="L22">
      <style:paragraph-properties fo:margin-top="0in" fo:margin-bottom="0in" style:contextual-spacing="false"/>
    </style:style>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4">
      <style:paragraph-properties fo:margin-top="0in" fo:margin-bottom="0in" style:contextual-spacing="false"/>
    </style:style>
    <style:style style:name="P51" style:family="paragraph" style:parent-style-name="Text_20_body" style:list-style-name="L25"/>
    <style:style style:name="P52" style:family="paragraph" style:parent-style-name="Text_20_body" style:list-style-name="L26"/>
    <style:style style:name="P53" style:family="paragraph" style:parent-style-name="Text_20_body" style:list-style-name="L26">
      <style:paragraph-properties fo:margin-top="0in" fo:margin-bottom="0in" style:contextual-spacing="false"/>
    </style:style>
    <style:style style:name="P54" style:family="paragraph" style:parent-style-name="Text_20_body" style:list-style-name="L27"/>
    <style:style style:name="P55" style:family="paragraph" style:parent-style-name="Text_20_body" style:list-style-name="L27">
      <style:paragraph-properties fo:margin-top="0in" fo:margin-bottom="0in" style:contextual-spacing="false"/>
    </style:style>
    <style:style style:name="P56" style:family="paragraph" style:parent-style-name="Text_20_body">
      <style:text-properties officeooo:rsid="00262e74" officeooo:paragraph-rsid="00262e74"/>
    </style:style>
    <style:style style:name="T1" style:family="text">
      <style:text-properties officeooo:rsid="00231e17"/>
    </style:style>
    <style:style style:name="T2" style:family="text">
      <style:text-properties fo:font-weight="bold" style:font-weight-asian="bold" style:font-weight-complex="bold"/>
    </style:style>
    <style:style style:name="T3" style:family="text">
      <style:text-properties fo:font-weight="bold" officeooo:rsid="002521b2"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521b2" style:font-weight-asian="normal" style:font-weight-complex="normal"/>
    </style:style>
    <style:style style:name="T6" style:family="text">
      <style:text-properties style:text-position="0% 100%" fo:font-weight="normal" officeooo:rsid="002521b2" style:font-weight-asian="normal" style:font-weight-complex="normal"/>
    </style:style>
    <style:style style:name="T7" style:family="text">
      <style:text-properties style:text-position="0% 100%" fo:font-weight="normal" officeooo:rsid="0025f191" style:font-weight-asian="normal" style:font-weight-complex="normal"/>
    </style:style>
    <style:style style:name="T8" style:family="text">
      <style:text-properties officeooo:rsid="0026cd7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ocumentation</text:h>
      <text:p text:style-name="Text_20_body">This document describes the implementation details and usage of functions in the project: a basic feed-forward neural network implemented in C. It is divided into sections corresponding to the <text:span text:style-name="Source_20_Text">.c</text:span> files in the project.</text:p>
      <text:h text:style-name="P9" text:outline-level="2">Presentation</text:h>
      <text:p text:style-name="P56">This project features a data structure …</text:p>
      <text:p text:style-name="P56">IN this project sI’ve made some peculiar design choices that one could find bizzarre, but there’s <text:s/>actually a precise motive behind every one of those.<text:line-break/>Just an example, I usually prefer passing parameters to functions by pointer if possible, This allows for some performance advantage because copying the parameter itself is not necessary, especially when it comes to large artificial intelligence models that are known to have very high memory usage. Attempting to pass such data structures by copy to a function could prove fatal.</text:p>
      <text:p text:style-name="P56"/>
      <text:p text:style-name="P56">However, it may be noted that this practice is occasionally followed: for example, in the Model struct, the variable array_of_layers is a pointer to an array that contains the various layer structures. Some might note that it would be better to create a pointer to Layer struct pointers, because that way the struct would be created only once by the function and would not have to go through more than one copy process to end up in that array.</text:p>
      <text:p text:style-name="P56">This choice I made is due to the fact that the cache memory hierarchy preloads data from RAM to “keep ready” those that might be useful to the program. </text:p>
      <text:p text:style-name="P56">In fact, the cache tends to preload data from contiguous blocks subsequent to those for which loading has been requested. For this reason, an array sorted in memory is the better choice: we are more likely to benefit from such loading. Whereas for <text:span text:style-name="T8">pointers</text:span> <text:span text:style-name="T8">to arrays of</text:span> <text:span text:style-name="T8">pointers</text:span>, the data is much more likely to be fragmented and favorable preloading will not occur. <text:s/></text:p>
      <text:p text:style-name="P56"/>
      <text:p text:style-name="P56">Translated with DeepL.com (free version)</text:p>
      <text:h text:style-name="Heading_20_2" text:outline-level="2">Overview</text:h>
      <text:list text:style-name="L1">
        <text:list-item>
          <text:p text:style-name="P11">The <text:span text:style-name="Source_20_Text">main.c</text:span> file is used exclusively for compilation and testing. </text:p>
        </text:list-item>
        <text:list-item>
          <text:p text:style-name="P10">The project uses a <text:span text:style-name="Source_20_Text">Makefile</text:span> with GCC as the compiler. </text:p>
        </text:list-item>
      </text:list>
      <text:p text:style-name="Horizontal_20_Line"/>
      <text:h text:style-name="Heading_20_2" text:outline-level="2"><text:soft-page-break/><text:span text:style-name="Source_20_Text">matrix.c</text:span></text:h>
      <text:h text:style-name="Heading_20_3" text:outline-level="3">Functions</text:h>
      <text:h text:style-name="Heading_20_4" text:outline-level="4"><text:span text:style-name="Source_20_Text">double** create_matrix_double(int rows, int columns)</text:span></text:h>
      <text:p text:style-name="Text_20_body"><text:span text:style-name="Strong_20_Emphasis">Parameters:</text:span></text:p>
      <text:list text:style-name="L2">
        <text:list-item>
          <text:p text:style-name="P13"><text:span text:style-name="Source_20_Text">rows</text:span>: Number of rows in the matrix. </text:p>
        </text:list-item>
        <text:list-item>
          <text:p text:style-name="P12"><text:span text:style-name="Source_20_Text">columns</text:span>: Number of columns in the matrix. </text:p>
        </text:list-item>
      </text:list>
      <text:p text:style-name="Text_20_body"><text:span text:style-name="Strong_20_Emphasis">Returns:</text:span></text:p>
      <text:list text:style-name="L3">
        <text:list-item>
          <text:p text:style-name="P14">A pointer to the created matrix (<text:span text:style-name="Source_20_Text">double**</text:span>) or <text:span text:style-name="Source_20_Text">NULL</text:span> if memory allocation fails. </text:p>
        </text:list-item>
      </text:list>
      <text:p text:style-name="Text_20_body"><text:span text:style-name="Strong_20_Emphasis">Example:</text:span></text:p>
      <text:p text:style-name="Preformatted_20_Text"><text:span text:style-name="Source_20_Text">int rows = 3, columns = 3;</text:span></text:p>
      <text:p text:style-name="Preformatted_20_Text"><text:span text:style-name="Source_20_Text">double** matrix = create_matrix_double(rows, columns);</text:span></text:p>
      <text:p text:style-name="Preformatted_20_Text"><text:span text:style-name="Source_20_Text">if (matrix) {</text:span></text:p>
      <text:p text:style-name="Preformatted_20_Text"><text:span text:style-name="Source_20_Text"><text:s text:c="4"/>for (int i = 0; i &lt; rows; i++) {</text:span></text:p>
      <text:p text:style-name="Preformatted_20_Text"><text:span text:style-name="Source_20_Text"><text:s text:c="8"/>for (int j = 0; j &lt; columns; j++) {</text:span></text:p>
      <text:p text:style-name="Preformatted_20_Text"><text:span text:style-name="Source_20_Text"><text:s text:c="12"/>printf("matrix[%d][%d] = %f\n", i, j, matrix[i][j]);</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free_double_matrix(matrix, rows);</text:span></text:p>
      <text:p text:style-name="Preformatted_20_Text"><text:span text:style-name="Source_20_Text">} else {</text:span></text:p>
      <text:p text:style-name="Preformatted_20_Text"><text:span text:style-name="Source_20_Text"><text:s text:c="4"/>printf("Matrix creation failed.\n");</text:span></text:p>
      <text:p text:style-name="P7"><text:span text:style-name="Source_20_Text">}</text:span></text:p>
      <text:h text:style-name="Heading_20_4" text:outline-level="4"><text:span text:style-name="Source_20_Text">double** init_matrix_to_double_value(double** matrix_pointer, int rows, int columns, double value)</text:span></text:h>
      <text:p text:style-name="Text_20_body"><text:span text:style-name="Strong_20_Emphasis">Parameters:</text:span></text:p>
      <text:list text:style-name="L4">
        <text:list-item>
          <text:p text:style-name="P16"><text:span text:style-name="Source_20_Text">matrix_pointer</text:span>: Pointer to the matrix to initialize. </text:p>
        </text:list-item>
        <text:list-item>
          <text:p text:style-name="P16"><text:span text:style-name="Source_20_Text">rows</text:span>: Number of rows in the matrix. </text:p>
        </text:list-item>
        <text:list-item>
          <text:p text:style-name="P16"><text:span text:style-name="Source_20_Text">columns</text:span>: Number of columns in the matrix. </text:p>
        </text:list-item>
        <text:list-item>
          <text:p text:style-name="P15"><text:span text:style-name="Source_20_Text">value</text:span>: Value to initialize each cell. </text:p>
        </text:list-item>
      </text:list>
      <text:p text:style-name="Text_20_body"><text:span text:style-name="Strong_20_Emphasis">Returns:</text:span></text:p>
      <text:list text:style-name="L5">
        <text:list-item>
          <text:p text:style-name="P17">The initialized matrix (<text:span text:style-name="Source_20_Text">double**</text:span>) or <text:span text:style-name="Source_20_Text">NULL</text:span> on error. </text:p>
        </text:list-item>
      </text:list>
      <text:p text:style-name="Text_20_body"><text:span text:style-name="Strong_20_Emphasis">Example:</text:span></text:p>
      <text:p text:style-name="Preformatted_20_Text"><text:span text:style-name="Source_20_Text">init_matrix_to_double_value(matrix, 3, 3, 0.0);</text:span></text:p>
      <text:p text:style-name="P7"><text:span text:style-name="Source_20_Text">print_matrix_double(matrix, 3, 3);</text:span></text:p>
      <text:h text:style-name="Heading_20_4" text:outline-level="4"><text:span text:style-name="Source_20_Text">MatrixError check_if_all_elements_of_matrix_are_equal_to_value(double** matrix_pointer, int rows, int columns, double value)</text:span></text:h>
      <text:p text:style-name="Text_20_body"><text:span text:style-name="Strong_20_Emphasis">Parameters:</text:span></text:p>
      <text:list text:style-name="L6">
        <text:list-item>
          <text:p text:style-name="P19"><text:span text:style-name="Source_20_Text">matrix_pointer</text:span>: Pointer to the matrix to check. </text:p>
        </text:list-item>
        <text:list-item>
          <text:p text:style-name="P19"><text:span text:style-name="Source_20_Text">rows</text:span>: Number of rows in the matrix. </text:p>
        </text:list-item>
        <text:list-item>
          <text:p text:style-name="P19"><text:soft-page-break/><text:span text:style-name="Source_20_Text">columns</text:span>: Number of columns in the matrix. </text:p>
        </text:list-item>
        <text:list-item>
          <text:p text:style-name="P18"><text:span text:style-name="Source_20_Text">value</text:span>: Value to check against. </text:p>
        </text:list-item>
      </text:list>
      <text:p text:style-name="Text_20_body"><text:span text:style-name="Strong_20_Emphasis">Returns:</text:span></text:p>
      <text:list text:style-name="L7">
        <text:list-item>
          <text:p text:style-name="P21"><text:span text:style-name="Source_20_Text">RETURN_TRUE</text:span> (1): All elements are equal to the value. </text:p>
        </text:list-item>
        <text:list-item>
          <text:p text:style-name="P21"><text:span text:style-name="Source_20_Text">RETURN_FALSE</text:span> (0): At least one element differs. </text:p>
        </text:list-item>
        <text:list-item>
          <text:p text:style-name="P21"><text:span text:style-name="Source_20_Text">MATRIX_ERROR_NULL_POINTER</text:span> (-2): Matrix pointer is NULL. </text:p>
        </text:list-item>
        <text:list-item>
          <text:p text:style-name="P20"><text:span text:style-name="Source_20_Text">MATRIX_ERROR_ROW_NULL</text:span> (-4): Specific row pointer is NULL. </text:p>
        </text:list-item>
      </text:list>
      <text:p text:style-name="Text_20_body"><text:span text:style-name="Strong_20_Emphasis">Example:</text:span></text:p>
      <text:p text:style-name="Preformatted_20_Text"><text:span text:style-name="Source_20_Text">MatrixError result = check_if_all_elements_of_matrix_are_equal_to_value(matrix, 3, 3, 0.0);</text:span></text:p>
      <text:p text:style-name="Preformatted_20_Text"><text:span text:style-name="Source_20_Text">if (result == RETURN_TRUE) {</text:span></text:p>
      <text:p text:style-name="Preformatted_20_Text"><text:span text:style-name="Source_20_Text"><text:s text:c="4"/>printf("All elements are equal to %f.\n", 0.0);</text:span></text:p>
      <text:p text:style-name="Preformatted_20_Text"><text:span text:style-name="Source_20_Text">} else {</text:span></text:p>
      <text:p text:style-name="Preformatted_20_Text"><text:span text:style-name="Source_20_Text"><text:s text:c="4"/>printf("Matrix elements are not uniformly %f.\n", 0.0);</text:span></text:p>
      <text:p text:style-name="P7"><text:span text:style-name="Source_20_Text">}</text:span></text:p>
      <text:h text:style-name="Heading_20_4" text:outline-level="4"><text:span text:style-name="Source_20_Text">void free_double_matrix(double** matrix_pointer, int rows)</text:span></text:h>
      <text:p text:style-name="Text_20_body"><text:span text:style-name="Strong_20_Emphasis">Parameters:</text:span></text:p>
      <text:list text:style-name="L8">
        <text:list-item>
          <text:p text:style-name="P23"><text:span text:style-name="Source_20_Text">matrix_pointer</text:span>: Pointer to the matrix to free. </text:p>
        </text:list-item>
        <text:list-item>
          <text:p text:style-name="P22"><text:span text:style-name="Source_20_Text">rows</text:span>: Number of rows in the matrix. </text:p>
        </text:list-item>
      </text:list>
      <text:p text:style-name="Text_20_body"><text:span text:style-name="Strong_20_Emphasis">Example:</text:span></text:p>
      <text:p text:style-name="Preformatted_20_Text"><text:span text:style-name="Source_20_Text">free_double_matrix(matrix, 3);</text:span></text:p>
      <text:p text:style-name="P7"><text:span text:style-name="Source_20_Text">printf("Matrix memory freed.\n");</text:span></text:p>
      <text:h text:style-name="Heading_20_4" text:outline-level="4"><text:span text:style-name="Source_20_Text">MatrixError verify_matrix(double** matrix_pointer, int rows)</text:span></text:h>
      <text:p text:style-name="Text_20_body"><text:span text:style-name="Strong_20_Emphasis">Parameters:</text:span></text:p>
      <text:list text:style-name="L9">
        <text:list-item>
          <text:p text:style-name="P25"><text:span text:style-name="Source_20_Text">matrix_pointer</text:span>: Pointer to the matrix to verify. </text:p>
        </text:list-item>
        <text:list-item>
          <text:p text:style-name="P24"><text:span text:style-name="Source_20_Text">rows</text:span>: Number of rows in the matrix. </text:p>
        </text:list-item>
      </text:list>
      <text:p text:style-name="Text_20_body"><text:span text:style-name="Strong_20_Emphasis">Returns:</text:span></text:p>
      <text:list text:style-name="L10">
        <text:list-item>
          <text:p text:style-name="P27"><text:span text:style-name="Source_20_Text">RETURN_TRUE</text:span> (1): Matrix is valid. </text:p>
        </text:list-item>
        <text:list-item>
          <text:p text:style-name="P27"><text:span text:style-name="Source_20_Text">MATRIX_ERROR_NULL_POINTER</text:span> (-2): Matrix pointer is NULL. </text:p>
        </text:list-item>
        <text:list-item>
          <text:p text:style-name="P26"><text:span text:style-name="Source_20_Text">MATRIX_ERROR_ROW_NULL</text:span> (-4): A specific row is NULL. </text:p>
        </text:list-item>
      </text:list>
      <text:p text:style-name="Text_20_body"><text:span text:style-name="Strong_20_Emphasis">Example:</text:span></text:p>
      <text:p text:style-name="Preformatted_20_Text"><text:span text:style-name="Source_20_Text">MatrixError status = verify_matrix(matrix, 3);</text:span></text:p>
      <text:p text:style-name="Preformatted_20_Text"><text:span text:style-name="Source_20_Text">if (status == RETURN_TRUE) {</text:span></text:p>
      <text:p text:style-name="Preformatted_20_Text"><text:span text:style-name="Source_20_Text"><text:s text:c="4"/>printf("Matrix is valid.\n");</text:span></text:p>
      <text:p text:style-name="Preformatted_20_Text"><text:span text:style-name="Source_20_Text">} else {</text:span></text:p>
      <text:p text:style-name="Preformatted_20_Text"><text:span text:style-name="Source_20_Text"><text:s text:c="4"/>printf("Matrix verification failed with error: %d\n", status);</text:span></text:p>
      <text:p text:style-name="P7"><text:span text:style-name="Source_20_Text">}</text:span></text:p>
      <text:h text:style-name="Heading_20_4" text:outline-level="4"><text:soft-page-break/><text:span text:style-name="Source_20_Text">void print_matrix_double(double** matrix_pointer, int rows, int columns)</text:span></text:h>
      <text:p text:style-name="Text_20_body"><text:span text:style-name="Strong_20_Emphasis">Parameters:</text:span></text:p>
      <text:list text:style-name="L11">
        <text:list-item>
          <text:p text:style-name="P29"><text:span text:style-name="Source_20_Text">matrix_pointer</text:span>: Pointer to the matrix to print. </text:p>
        </text:list-item>
        <text:list-item>
          <text:p text:style-name="P29"><text:span text:style-name="Source_20_Text">rows</text:span>: Number of rows in the matrix. </text:p>
        </text:list-item>
        <text:list-item>
          <text:p text:style-name="P28"><text:span text:style-name="Source_20_Text">columns</text:span>: Number of columns in the matrix. </text:p>
        </text:list-item>
      </text:list>
      <text:p text:style-name="Text_20_body"><text:span text:style-name="Strong_20_Emphasis">Example:</text:span></text:p>
      <text:p text:style-name="P7"><text:span text:style-name="Source_20_Text">print_matrix_double(matrix, 3, 3);</text:span></text:p>
      <text:p text:style-name="Text_20_body">Output:</text:p>
      <text:p text:style-name="Preformatted_20_Text"><text:span text:style-name="Source_20_Text">0.000000 0.000000 0.000000 </text:span></text:p>
      <text:p text:style-name="Preformatted_20_Text"><text:span text:style-name="Source_20_Text">0.000000 0.000000 0.000000 </text:span></text:p>
      <text:p text:style-name="P7"><text:span text:style-name="Source_20_Text">0.000000 0.000000 0.000000 </text:span></text:p>
      <text:h text:style-name="Heading_20_4" text:outline-level="4"><text:span text:style-name="Source_20_Text">MatrixError change_value_matrix(double** matrix_pointer, int row, int column, double value_to_change)</text:span></text:h>
      <text:p text:style-name="Text_20_body"><text:span text:style-name="Strong_20_Emphasis">Parameters:</text:span></text:p>
      <text:list text:style-name="L12">
        <text:list-item>
          <text:p text:style-name="P31"><text:span text:style-name="Source_20_Text">matrix_pointer</text:span>: Pointer to the matrix. </text:p>
        </text:list-item>
        <text:list-item>
          <text:p text:style-name="P31"><text:span text:style-name="Source_20_Text">row</text:span>: Row index. </text:p>
        </text:list-item>
        <text:list-item>
          <text:p text:style-name="P31"><text:span text:style-name="Source_20_Text">column</text:span>: Column index. </text:p>
        </text:list-item>
        <text:list-item>
          <text:p text:style-name="P30"><text:span text:style-name="Source_20_Text">value_to_change</text:span>: New value. </text:p>
        </text:list-item>
      </text:list>
      <text:p text:style-name="Text_20_body"><text:span text:style-name="Strong_20_Emphasis">Returns:</text:span></text:p>
      <text:list text:style-name="L13">
        <text:list-item>
          <text:p text:style-name="P33"><text:span text:style-name="Source_20_Text">RETURN_TRUE</text:span> (1): Value successfully changed. </text:p>
        </text:list-item>
        <text:list-item>
          <text:p text:style-name="P33"><text:span text:style-name="Source_20_Text">MATRIX_ERROR_NULL_POINTER</text:span> (-2): Matrix pointer is NULL. </text:p>
        </text:list-item>
        <text:list-item>
          <text:p text:style-name="P32"><text:span text:style-name="Source_20_Text">MATRIX_ERROR_ROW_NULL</text:span> (-4): Specific row is NULL. </text:p>
        </text:list-item>
      </text:list>
      <text:p text:style-name="Text_20_body"><text:span text:style-name="Strong_20_Emphasis">Example:</text:span></text:p>
      <text:p text:style-name="Preformatted_20_Text"><text:span text:style-name="Source_20_Text">change_value_matrix(matrix, 1, 1, 42.0);</text:span></text:p>
      <text:p text:style-name="P7"><text:span text:style-name="Source_20_Text">printf("Updated value at (1,1): %f\n", get_value_matrix(matrix, 1, 1));</text:span></text:p>
      <text:h text:style-name="Heading_20_4" text:outline-level="4"><text:span text:style-name="Source_20_Text">double get_value_matrix(double** matrix_pointer, int row, int column)</text:span></text:h>
      <text:p text:style-name="Text_20_body"><text:span text:style-name="Strong_20_Emphasis">Parameters:</text:span></text:p>
      <text:list text:style-name="L14">
        <text:list-item>
          <text:p text:style-name="P35"><text:span text:style-name="Source_20_Text">matrix_pointer</text:span>: Pointer to the matrix. </text:p>
        </text:list-item>
        <text:list-item>
          <text:p text:style-name="P35"><text:span text:style-name="Source_20_Text">row</text:span>: Row index. </text:p>
        </text:list-item>
        <text:list-item>
          <text:p text:style-name="P34"><text:span text:style-name="Source_20_Text">column</text:span>: Column index. </text:p>
        </text:list-item>
      </text:list>
      <text:p text:style-name="Text_20_body"><text:span text:style-name="Strong_20_Emphasis">Returns:</text:span></text:p>
      <text:list text:style-name="L15">
        <text:list-item>
          <text:p text:style-name="P36">Value at the specified position. </text:p>
        </text:list-item>
      </text:list>
      <text:p text:style-name="Text_20_body"><text:span text:style-name="Strong_20_Emphasis">Example:</text:span></text:p>
      <text:p text:style-name="Preformatted_20_Text"><text:span text:style-name="Source_20_Text">double value = get_value_matrix(matrix, 1, 1);</text:span></text:p>
      <text:p text:style-name="P7"><text:span text:style-name="Source_20_Text">printf("Value at (1,1): %f\n", value);</text:span></text:p>
      <text:h text:style-name="Heading_20_4" text:outline-level="4"><text:soft-page-break/><text:span text:style-name="Source_20_Text">void testmat()</text:span></text:h>
      <text:p text:style-name="Text_20_body"><text:span text:style-name="Strong_20_Emphasis">Description:</text:span></text:p>
      <text:list text:style-name="L16">
        <text:list-item>
          <text:p text:style-name="P37">A test function to verify matrix functionalities. </text:p>
        </text:list-item>
      </text:list>
      <text:p text:style-name="Text_20_body"><text:span text:style-name="Strong_20_Emphasis">Example:</text:span></text:p>
      <text:p text:style-name="P7"><text:span text:style-name="Source_20_Text">testmat();</text:span></text:p>
      <text:p text:style-name="Text_20_body">Output:</text:p>
      <text:p text:style-name="P7"><text:span text:style-name="Source_20_Text">--- Example output showing matrix creation, initialization, and updates ---</text:span></text:p>
      <text:p text:style-name="Horizontal_20_Line"/>
      <text:h text:style-name="P1" text:outline-level="2"><text:span text:style-name="Source_20_Text">model_functions.c</text:span></text:h>
      <text:h text:style-name="P2" text:outline-level="3">Functions</text:h>
      <text:h text:style-name="P3" text:outline-level="4"><text:span text:style-name="Source_20_Text">double*** create_FF_model_matrices(int layers, int nodes_per_layer)</text:span></text:h>
      <text:p text:style-name="P6"><text:span text:style-name="Strong_20_Emphasis">Parameters:</text:span></text:p>
      <text:list text:style-name="L17">
        <text:list-item>
          <text:p text:style-name="P38"><text:span text:style-name="Source_20_Text">layers</text:span>: Number of layers in the model. </text:p>
        </text:list-item>
        <text:list-item>
          <text:p text:style-name="P39"><text:span text:style-name="Source_20_Text">nodes_per_layer</text:span>: Number of nodes per layer. </text:p>
        </text:list-item>
      </text:list>
      <text:p text:style-name="P6"><text:span text:style-name="Strong_20_Emphasis">Returns:</text:span></text:p>
      <text:list text:style-name="L18">
        <text:list-item>
          <text:p text:style-name="P40">A vector of matrices (<text:span text:style-name="Source_20_Text">double***</text:span>) for the model. </text:p>
        </text:list-item>
      </text:list>
      <text:p text:style-name="P6"><text:span text:style-name="Strong_20_Emphasis">Example:</text:span></text:p>
      <text:p text:style-name="P4"><text:span text:style-name="Source_20_Text">// Create a model with 3 layers and 4 nodes per layer</text:span></text:p>
      <text:p text:style-name="P4"><text:span text:style-name="Source_20_Text">double*** matrices = create_FF_model_matrices(3, 4);</text:span></text:p>
      <text:p text:style-name="P4"><text:span text:style-name="Source_20_Text">if (matrices == NULL) {</text:span></text:p>
      <text:p text:style-name="P4"><text:span text:style-name="Source_20_Text"><text:s text:c="4"/>printf("Error: Failed to create model matrices.\n");</text:span></text:p>
      <text:p text:style-name="P4"><text:span text:style-name="Source_20_Text"><text:s text:c="4"/>return 1;</text:span></text:p>
      <text:p text:style-name="P4"><text:span text:style-name="Source_20_Text">}</text:span></text:p>
      <text:p text:style-name="P4"/>
      <text:p text:style-name="P4"><text:span text:style-name="Source_20_Text">// Verify and print the matrices</text:span></text:p>
      <text:p text:style-name="P4"><text:span text:style-name="Source_20_Text">for (int i = 0; i &lt; 3; i++) {</text:span></text:p>
      <text:p text:style-name="P4"><text:span text:style-name="Source_20_Text"><text:s text:c="4"/>printf("Layer %d matrix:\n", i + 1);</text:span></text:p>
      <text:p text:style-name="P4"><text:span text:style-name="Source_20_Text"><text:s text:c="4"/>print_matrix_double(matrices[i], 4, 4);</text:span></text:p>
      <text:p text:style-name="P4"><text:span text:style-name="Source_20_Text">}</text:span></text:p>
      <text:p text:style-name="P4"/>
      <text:p text:style-name="P4"><text:span text:style-name="Source_20_Text">// Freeing the allocated memory</text:span></text:p>
      <text:p text:style-name="P4"><text:span text:style-name="Source_20_Text">for (int i = 0; i &lt; 3; i++) {</text:span></text:p>
      <text:p text:style-name="P4"><text:span text:style-name="Source_20_Text"><text:s text:c="4"/>free_double_matrix(matrices[i], 4);</text:span></text:p>
      <text:p text:style-name="P4"><text:span text:style-name="Source_20_Text">}</text:span></text:p>
      <text:p text:style-name="P5"><text:span text:style-name="Source_20_Text">free(matrices);</text:span></text:p>
      <text:p text:style-name="P6"><text:span text:style-name="Strong_20_Emphasis">Expected Output:</text:span></text:p>
      <text:p text:style-name="P4"><text:span text:style-name="Source_20_Text">Layer 1 matrix:</text:span></text:p>
      <text:p text:style-name="P4"><text:span text:style-name="Source_20_Text">1.00 1.00 1.00 1.00 </text:span></text:p>
      <text:p text:style-name="P4"><text:span text:style-name="Source_20_Text">1.00 1.00 1.00 1.00 </text:span></text:p>
      <text:p text:style-name="P4"><text:span text:style-name="Source_20_Text">1.00 1.00 1.00 1.00 </text:span></text:p>
      <text:p text:style-name="P4"><text:span text:style-name="Source_20_Text">1.00 1.00 1.00 1.00 </text:span></text:p>
      <text:p text:style-name="P4"><text:soft-page-break/></text:p>
      <text:p text:style-name="P4"><text:span text:style-name="Source_20_Text">Layer 2 matrix:</text:span></text:p>
      <text:p text:style-name="P4"><text:span text:style-name="Source_20_Text">1.00 1.00 1.00 1.00 </text:span></text:p>
      <text:p text:style-name="P4"><text:span text:style-name="Source_20_Text">1.00 1.00 1.00 1.00 </text:span></text:p>
      <text:p text:style-name="P4"><text:span text:style-name="Source_20_Text">1.00 1.00 1.00 1.00 </text:span></text:p>
      <text:p text:style-name="P4"><text:span text:style-name="Source_20_Text">1.00 1.00 1.00 1.00 </text:span></text:p>
      <text:p text:style-name="P4"/>
      <text:p text:style-name="P4"><text:span text:style-name="Source_20_Text">Layer 3 matrix:</text:span></text:p>
      <text:p text:style-name="P4"><text:span text:style-name="Source_20_Text">1.00 1.00 1.00 1.00 </text:span></text:p>
      <text:p text:style-name="P4"><text:span text:style-name="Source_20_Text">1.00 1.00 1.00 1.00 </text:span></text:p>
      <text:p text:style-name="P4"><text:span text:style-name="Source_20_Text">1.00 1.00 1.00 1.00 </text:span></text:p>
      <text:p text:style-name="P5"><text:span text:style-name="Source_20_Text">1.00 1.00 1.00 1.00 </text:span></text:p>
      <text:h text:style-name="P3" text:outline-level="4"><text:span text:style-name="Source_20_Text">void print_matrix_vector_double(double*** matrices_vector, int layers, int nodes_per_layer)</text:span></text:h>
      <text:p text:style-name="P6"><text:span text:style-name="Strong_20_Emphasis">Parameters:</text:span></text:p>
      <text:list text:style-name="L19">
        <text:list-item>
          <text:p text:style-name="P41"><text:span text:style-name="Source_20_Text">matrices_vector</text:span>: Vector of matrices to print. </text:p>
        </text:list-item>
        <text:list-item>
          <text:p text:style-name="P41"><text:span text:style-name="Source_20_Text">layers</text:span>: Number of layers. </text:p>
        </text:list-item>
        <text:list-item>
          <text:p text:style-name="P42"><text:span text:style-name="Source_20_Text">nodes_per_layer</text:span>: Number of nodes per layer. </text:p>
        </text:list-item>
      </text:list>
      <text:p text:style-name="P6"><text:span text:style-name="Strong_20_Emphasis">Example:</text:span></text:p>
      <text:p text:style-name="P4"><text:span text:style-name="Source_20_Text">// Create and print a simple model</text:span></text:p>
      <text:p text:style-name="P4"><text:span text:style-name="Source_20_Text">double*** matrices = create_FF_model_matrices(2, 3);</text:span></text:p>
      <text:p text:style-name="P4"><text:span text:style-name="Source_20_Text">if (matrices == NULL) {</text:span></text:p>
      <text:p text:style-name="P4"><text:span text:style-name="Source_20_Text"><text:s text:c="4"/>printf("Error: Failed to create model matrices.\n");</text:span></text:p>
      <text:p text:style-name="P4"><text:span text:style-name="Source_20_Text"><text:s text:c="4"/>return 1;</text:span></text:p>
      <text:p text:style-name="P4"><text:span text:style-name="Source_20_Text">}</text:span></text:p>
      <text:p text:style-name="P4"/>
      <text:p text:style-name="P4"><text:span text:style-name="Source_20_Text">print_matrix_vector_double(matrices, 2, 3);</text:span></text:p>
      <text:p text:style-name="P4"/>
      <text:p text:style-name="P4"><text:span text:style-name="Source_20_Text">// Freeing the allocated memory</text:span></text:p>
      <text:p text:style-name="P4"><text:span text:style-name="Source_20_Text">for (int i = 0; i &lt; 2; i++) {</text:span></text:p>
      <text:p text:style-name="P4"><text:span text:style-name="Source_20_Text"><text:s text:c="4"/>free_double_matrix(matrices[i], 3);</text:span></text:p>
      <text:p text:style-name="P4"><text:span text:style-name="Source_20_Text">}</text:span></text:p>
      <text:p text:style-name="P5"><text:span text:style-name="Source_20_Text">free(matrices);</text:span></text:p>
      <text:p text:style-name="P6"><text:span text:style-name="Strong_20_Emphasis">Expected Output:</text:span></text:p>
      <text:p text:style-name="P4"><text:span text:style-name="Source_20_Text">1.00 1.00 1.00 </text:span></text:p>
      <text:p text:style-name="P4"><text:span text:style-name="Source_20_Text">1.00 1.00 1.00 </text:span></text:p>
      <text:p text:style-name="P4"><text:span text:style-name="Source_20_Text">1.00 1.00 1.00 </text:span></text:p>
      <text:p text:style-name="P4"/>
      <text:p text:style-name="P4"><text:span text:style-name="Source_20_Text">1.00 1.00 1.00 </text:span></text:p>
      <text:p text:style-name="P4"><text:span text:style-name="Source_20_Text">1.00 1.00 1.00 </text:span></text:p>
      <text:p text:style-name="P5"><text:span text:style-name="Source_20_Text">1.00 1.00 1.00</text:span></text:p>
      <text:p text:style-name="Horizontal_20_Line"/>
      <text:h text:style-name="Heading_20_2" text:outline-level="2"><text:span text:style-name="Source_20_Text">node_functions.c</text:span></text:h>
      <text:p text:style-name="P8"><text:span text:style-name="Source_20_Text"><text:span text:style-name="T1">Overview: The purpose of this file is to mostly store the data structs necessary for running the model. As such it is necessary for me to explain some:</text:span></text:span></text:p>
      <text:p text:style-name="P8"><text:span text:style-name="Source_20_Text"><text:span text:style-name="T1">Design choices:</text:span></text:span></text:p>
      <text:list text:style-name="L20">
        <text:list-item>
          <text:p text:style-name="P43"><text:soft-page-break/>The decision to create Output and Prompt structs is mostly tied to their representation and use in the code. <text:line-break/>For example: the prompt given to a model is a vector, so there is the need to store it into a dynamically allocated array. <text:line-break/><text:line-break/>If we want to then access said array to, for example, give it to the model and calculate an output, we need to remember the size of the array, or else we might incur in an <text:span text:style-name="T2">`invalid memory access` (Core dumped) </text:span><text:span text:style-name="T4">error.<text:line-break/><text:line-break/>So, I found it better to just make a struct for the Prompt, containing the prompt array itself as well as the dimention of the prompt (number of elements in the array) so that there’s isn’t any risk of “losing” such information.<text:line-break/><text:line-break/>Similiarly, </text:span><text:span text:style-name="T5">the Output struct contains the array representing the output and it’s dimension. But it also contans some informations that are used for backpropagation and training (the array of the </text:span><text:span text:style-name="T3">inputs given to every layer </text:span><text:span text:style-name="T5">as well as the </text:span><text:span text:style-name="T3">output generated by every layer </text:span><text:span text:style-name="T6">(right after it passes the node). </text:span><text:span text:style-name="T7">So two more arrays (alongside their dimension and subdimensions) are stored in the Output struct</text:span></text:p>
        </text:list-item>
      </text:list>
      <text:h text:style-name="Heading_20_4" text:outline-level="4"><text:span text:style-name="Source_20_Text">Node</text:span></text:h>
      <text:p text:style-name="Text_20_body"><text:span text:style-name="Strong_20_Emphasis">Structure Fields:</text:span></text:p>
      <text:list text:style-name="L21">
        <text:list-item>
          <text:p text:style-name="P45"><text:span text:style-name="Source_20_Text">int index</text:span>: Identifier for the node. </text:p>
        </text:list-item>
        <text:list-item>
          <text:p text:style-name="P45"><text:span text:style-name="Source_20_Text">double output</text:span>: Output value. </text:p>
        </text:list-item>
        <text:list-item>
          <text:p text:style-name="P45"><text:span text:style-name="Source_20_Text">double bias</text:span>: Bias value. </text:p>
        </text:list-item>
        <text:list-item>
          <text:p text:style-name="P45"><text:span text:style-name="Source_20_Text">activation_function activation</text:span>: Pointer to activation function. </text:p>
        </text:list-item>
        <text:list-item>
          <text:p text:style-name="P44"><text:span text:style-name="Source_20_Text">threshold_function threshold</text:span>: Pointer to threshold function. </text:p>
        </text:list-item>
      </text:list>
      <text:h text:style-name="Heading_20_4" text:outline-level="4"><text:span text:style-name="Source_20_Text">Node create_node(int index, double bias, activation_function activation, threshold_function threshold)</text:span></text:h>
      <text:p text:style-name="Text_20_body"><text:span text:style-name="Strong_20_Emphasis">Parameters:</text:span></text:p>
      <text:list text:style-name="L22">
        <text:list-item>
          <text:p text:style-name="P47"><text:span text:style-name="Source_20_Text">index</text:span>: Node index. </text:p>
        </text:list-item>
        <text:list-item>
          <text:p text:style-name="P47"><text:span text:style-name="Source_20_Text">bias</text:span>: Bias value. </text:p>
        </text:list-item>
        <text:list-item>
          <text:p text:style-name="P47"><text:span text:style-name="Source_20_Text">activation</text:span>: Activation function. </text:p>
        </text:list-item>
        <text:list-item>
          <text:p text:style-name="P46"><text:span text:style-name="Source_20_Text">threshold</text:span>: Threshold function. </text:p>
        </text:list-item>
      </text:list>
      <text:p text:style-name="Text_20_body"><text:span text:style-name="Strong_20_Emphasis">Returns:</text:span></text:p>
      <text:list text:style-name="L23">
        <text:list-item>
          <text:p text:style-name="P48">Initialized <text:span text:style-name="Source_20_Text">Node</text:span>. </text:p>
        </text:list-item>
      </text:list>
      <text:p text:style-name="Text_20_body"><text:span text:style-name="Strong_20_Emphasis">Example:</text:span></text:p>
      <text:p text:style-name="Preformatted_20_Text"><text:span text:style-name="Source_20_Text">Node n = create_node(1, 0.5, mySigmoid, myThresholdFunc);</text:span></text:p>
      <text:p text:style-name="P7"><text:span text:style-name="Source_20_Text">printf("Node created with index %d and bias %f\n", n.index, n.bias);</text:span></text:p>
      <text:h text:style-name="Heading_20_4" text:outline-level="4"><text:soft-page-break/><text:span text:style-name="Source_20_Text">Layer create_layer(size_t num_nodes, uint64_t rows_of_adj_matrix, uint64_t columns_of_adj_matrix, activation_function activation, threshold_function threshold)</text:span></text:h>
      <text:p text:style-name="Text_20_body"><text:span text:style-name="Strong_20_Emphasis">Parameters:</text:span></text:p>
      <text:list text:style-name="L24">
        <text:list-item>
          <text:p text:style-name="P50"><text:span text:style-name="Source_20_Text">num_nodes</text:span>: Number of nodes in the layer. </text:p>
        </text:list-item>
        <text:list-item>
          <text:p text:style-name="P50"><text:span text:style-name="Source_20_Text">rows_of_adj_matrix</text:span>: Rows in the adjacency matrix. </text:p>
        </text:list-item>
        <text:list-item>
          <text:p text:style-name="P50"><text:span text:style-name="Source_20_Text">columns_of_adj_matrix</text:span>: Columns in the adjacency matrix. </text:p>
        </text:list-item>
        <text:list-item>
          <text:p text:style-name="P50"><text:span text:style-name="Source_20_Text">activation</text:span>: Activation function. </text:p>
        </text:list-item>
        <text:list-item>
          <text:p text:style-name="P49"><text:span text:style-name="Source_20_Text">threshold</text:span>: Threshold function. </text:p>
        </text:list-item>
      </text:list>
      <text:p text:style-name="Text_20_body"><text:span text:style-name="Strong_20_Emphasis">Returns:</text:span></text:p>
      <text:list text:style-name="L25">
        <text:list-item>
          <text:p text:style-name="P51">Initialized <text:span text:style-name="Source_20_Text">Layer</text:span>. </text:p>
        </text:list-item>
      </text:list>
      <text:p text:style-name="Text_20_body"><text:span text:style-name="Strong_20_Emphasis">Example:</text:span></text:p>
      <text:p text:style-name="Preformatted_20_Text"><text:span text:style-name="Source_20_Text">Layer layer = create_layer(4, 4, 4, mySigmoid, myThresholdFunc);</text:span></text:p>
      <text:p text:style-name="P7"><text:span text:style-name="Source_20_Text">printf("Layer created with %zu nodes.\n", layer.num_nodes);</text:span></text:p>
      <text:p text:style-name="Horizontal_20_Line"/>
      <text:h text:style-name="Heading_20_2" text:outline-level="2"><text:span text:style-name="Source_20_Text">settings.h</text:span></text:h>
      <text:h text:style-name="Heading_20_3" text:outline-level="3">Macros</text:h>
      <text:list text:style-name="L26">
        <text:list-item>
          <text:p text:style-name="P53"><text:span text:style-name="Source_20_Text">DEBUG</text:span>: Enable debug mode. </text:p>
        </text:list-item>
        <text:list-item>
          <text:p text:style-name="P53"><text:span text:style-name="Source_20_Text">VERBOSE</text:span>: Enable verbose logging. </text:p>
        </text:list-item>
        <text:list-item>
          <text:p text:style-name="P53"><text:span text:style-name="Source_20_Text">autoMode</text:span>: Toggle automatic training. </text:p>
        </text:list-item>
        <text:list-item>
          <text:p text:style-name="P52"><text:span text:style-name="Source_20_Text">MORE</text:span>: Enable additional features. </text:p>
        </text:list-item>
      </text:list>
      <text:h text:style-name="Heading_20_3" text:outline-level="3">Enums</text:h>
      <text:h text:style-name="Heading_20_4" text:outline-level="4"><text:span text:style-name="Source_20_Text">Bool</text:span></text:h>
      <text:p text:style-name="Text_20_body"><text:span text:style-name="Strong_20_Emphasis">Values:</text:span></text:p>
      <text:list text:style-name="L27">
        <text:list-item>
          <text:p text:style-name="P55"><text:span text:style-name="Source_20_Text">TRUE</text:span>: 1 </text:p>
        </text:list-item>
        <text:list-item>
          <text:p text:style-name="P54"><text:span text:style-name="Source_20_Text">FALSE</text:span>: 0 </text:p>
        </text:list-item>
      </text:list>
      <text:p text:style-name="Horizontal_20_Lin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7T11:57:35.788327319</meta:creation-date>
    <dc:date>2025-01-10T00:25:37.972521306</dc:date>
    <meta:editing-duration>PT23M17S</meta:editing-duration>
    <meta:editing-cycles>5</meta:editing-cycles>
    <meta:generator>LibreOffice/24.2.7.2$Linux_X86_64 LibreOffice_project/420$Build-2</meta:generator>
    <meta:document-statistic meta:table-count="0" meta:image-count="0" meta:object-count="0" meta:page-count="8" meta:paragraph-count="236" meta:word-count="1516" meta:character-count="10081" meta:non-whitespace-character-count="8681"/>
  </office:meta>
</office:document-meta>
</file>